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C00002E9D000036788037AF8A4909B349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" svg:font-family="'Times new'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701cm" fo:margin-left="-0.383cm" fo:margin-top="0cm" fo:margin-bottom="0cm" style:page-number="auto" table:align="left" style:writing-mode="lr-tb"/>
    </style:style>
    <style:style style:name="Таблица1.A" style:family="table-column">
      <style:table-column-properties style:column-width="2.847cm"/>
    </style:style>
    <style:style style:name="Таблица1.B" style:family="table-column">
      <style:table-column-properties style:column-width="13.854cm"/>
    </style:style>
    <style:style style:name="Таблица1.1" style:family="table-row">
      <style:table-row-properties style:min-row-height="6.024cm"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" fo:padding="0cm" fo:border="none" style:writing-mode="lr-tb"/>
    </style:style>
    <style:style style:name="Таблица2" style:family="table">
      <style:table-properties style:width="16.995cm" fo:margin-left="-0.383cm" fo:margin-top="0cm" fo:margin-bottom="0cm" table:align="left" style:writing-mode="lr-tb"/>
    </style:style>
    <style:style style:name="Таблица2.A" style:family="table-column">
      <style:table-column-properties style:column-width="0.818cm"/>
    </style:style>
    <style:style style:name="Таблица2.B" style:family="table-column">
      <style:table-column-properties style:column-width="1.182cm"/>
    </style:style>
    <style:style style:name="Таблица2.C" style:family="table-column">
      <style:table-column-properties style:column-width="1.679cm"/>
    </style:style>
    <style:style style:name="Таблица2.D" style:family="table-column">
      <style:table-column-properties style:column-width="1.907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8cm"/>
    </style:style>
    <style:style style:name="Таблица2.G" style:family="table-column">
      <style:table-column-properties style:column-width="2.83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0.5pt solid #000001" style:writing-mode="lr-tb"/>
    </style:style>
    <style:style style:name="P1" style:family="paragraph" style:parent-style-name="Standard">
      <style:text-properties fo:font-size="9pt" officeooo:rsid="001fcf27" officeooo:paragraph-rsid="001ae69f" style:font-size-asian="9pt" style:font-size-complex="9pt"/>
    </style:style>
    <style:style style:name="P2" style:family="paragraph" style:parent-style-name="Standard">
      <style:text-properties fo:font-size="9pt" officeooo:rsid="0020b5ae" officeooo:paragraph-rsid="001ae69f" style:font-size-asian="9pt" style:font-size-complex="9pt"/>
    </style:style>
    <style:style style:name="P3" style:family="paragraph" style:parent-style-name="Standard">
      <style:text-properties fo:font-size="9pt" officeooo:rsid="00212dec" officeooo:paragraph-rsid="001ae69f" style:font-size-asian="9pt" style:font-size-complex="9pt"/>
    </style:style>
    <style:style style:name="P4" style:family="paragraph" style:parent-style-name="Standard">
      <style:text-properties fo:font-size="9pt" officeooo:rsid="0021329f" officeooo:paragraph-rsid="001ae69f" style:font-size-asian="9pt" style:font-size-complex="9pt"/>
    </style:style>
    <style:style style:name="P5" style:family="paragraph" style:parent-style-name="Standard">
      <style:text-properties fo:font-size="9pt" officeooo:rsid="0021329f" officeooo:paragraph-rsid="0020540e" style:font-size-asian="9pt" style:font-size-complex="9pt"/>
    </style:style>
    <style:style style:name="P6" style:family="paragraph" style:parent-style-name="Standard">
      <style:text-properties fo:font-size="9pt" officeooo:rsid="00242184" officeooo:paragraph-rsid="001ae69f" style:font-size-asian="9pt" style:font-size-complex="9pt"/>
    </style:style>
    <style:style style:name="P7" style:family="paragraph" style:parent-style-name="Standard">
      <style:text-properties fo:font-size="9pt" officeooo:rsid="00242499" officeooo:paragraph-rsid="001ae69f" style:font-size-asian="9pt" style:font-size-complex="9pt"/>
    </style:style>
    <style:style style:name="P8" style:family="paragraph" style:parent-style-name="Standard">
      <style:text-properties fo:font-size="9pt" officeooo:rsid="00242499" officeooo:paragraph-rsid="001eaeb3" style:font-size-asian="9pt" style:font-size-complex="9pt"/>
    </style:style>
    <style:style style:name="P9" style:family="paragraph" style:parent-style-name="Standard">
      <style:text-properties fo:font-size="9pt" officeooo:rsid="00242499" officeooo:paragraph-rsid="0020540e" style:font-size-asian="9pt" style:font-size-complex="9pt"/>
    </style:style>
    <style:style style:name="P10" style:family="paragraph" style:parent-style-name="Standard">
      <style:text-properties style:font-name="Times New Roman" fo:font-size="9pt" fo:language="en" fo:country="US" style:text-underline-style="solid" style:text-underline-width="auto" style:text-underline-color="font-color" officeooo:rsid="00242499" officeooo:paragraph-rsid="0020540e" style:font-size-asian="9pt" style:font-size-complex="9pt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13" style:family="paragraph" style:parent-style-name="Standard">
      <style:paragraph-properties fo:margin-left="0cm" fo:margin-right="0cm" fo:line-height="200%" fo:text-align="start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14" style:family="paragraph" style:parent-style-name="Standard">
      <style:paragraph-properties fo:margin-left="0cm" fo:margin-right="0cm" fo:line-height="200%" fo:text-align="end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7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8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9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officeooo:rsid="0012be09" officeooo:paragraph-rsid="0012be09" style:font-size-asian="10pt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5.08cm"/>
        </style:tab-stops>
      </style:paragraph-properties>
      <style:text-properties style:font-name="Times New Roman" fo:font-size="10pt" fo:language="en" fo:country="US" officeooo:rsid="000fe570" officeooo:paragraph-rsid="000fe570" style:font-size-asian="10pt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font-size-asian="10pt" style:font-size-complex="10pt"/>
    </style:style>
    <style:style style:name="P23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  <style:text-properties style:font-name="Times New Roman" fo:font-size="10pt" style:font-size-asian="10pt" style:font-size-complex="10pt"/>
    </style:style>
    <style:style style:name="P24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9pt" fo:language="en" fo:country="US" style:text-underline-style="solid" style:text-underline-width="auto" style:text-underline-color="font-color" style:font-size-asian="9pt" style:font-size-complex="9pt"/>
    </style:style>
    <style:style style:name="P25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9pt" fo:language="en" fo:country="US" style:text-underline-style="solid" style:text-underline-width="auto" style:text-underline-color="font-color" officeooo:rsid="0018f963" officeooo:paragraph-rsid="0011425c" style:font-size-asian="9pt" style:font-size-complex="9pt"/>
    </style:style>
    <style:style style:name="P26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/>
      </style:paragraph-properties>
      <style:text-properties style:font-name="Times New Roman"/>
    </style:style>
    <style:style style:name="P27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</style:style>
    <style:style style:name="P28" style:family="paragraph" style:parent-style-name="Standard">
      <style:paragraph-properties fo:margin-left="0cm" fo:margin-right="0cm" fo:text-indent="0cm" style:auto-text-indent="false" style:writing-mode="lr-tb"/>
      <style:text-properties style:font-name="Ubuntu Mono" fo:font-size="8pt" fo:language="ru" fo:country="RU" style:text-underline-style="none" officeooo:rsid="00242499" officeooo:paragraph-rsid="001eaeb3" style:font-size-asian="8pt" style:language-asian="ru" style:country-asian="RU" style:font-name-complex="Times New Roman1" style:font-size-complex="8pt" style:language-complex="ar" style:country-complex="SA"/>
    </style:style>
    <style:style style:name="P29" style:family="paragraph" style:parent-style-name="Standard">
      <style:paragraph-properties fo:margin-left="0cm" fo:margin-right="0cm" fo:text-indent="0cm" style:auto-text-indent="false" style:writing-mode="lr-tb"/>
      <style:text-properties style:font-name="Times new" fo:font-size="8pt" fo:language="ru" fo:country="RU" style:text-underline-style="none" officeooo:paragraph-rsid="0020540e" style:font-size-asian="8pt" style:language-asian="ru" style:country-asian="RU" style:font-name-complex="Times New Roman1" style:font-size-complex="8pt" style:language-complex="ar" style:country-complex="SA"/>
    </style:style>
    <style:style style:name="P30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</style:style>
    <style:style style:name="P31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officeooo:paragraph-rsid="00142fd9"/>
    </style:style>
    <style:style style:name="P32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</style:style>
    <style:style style:name="P33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34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35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37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38" style:family="paragraph" style:parent-style-name="Standard">
      <style:paragraph-properties fo:margin-left="0.635cm" fo:margin-right="0cm" fo:text-align="end" style:justify-single-word="false" fo:orphans="2" fo:widows="2" fo:text-indent="0cm" style:auto-text-indent="false" style:vertical-align="auto" style:writing-mode="lr-tb"/>
    </style:style>
    <style:style style:name="P39" style:family="paragraph" style:parent-style-name="List_20_Paragraph">
      <style:paragraph-properties fo:margin-left="1.249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40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</style:style>
    <style:style style:name="P41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officeooo:paragraph-rsid="001b17be"/>
    </style:style>
    <style:style style:name="P42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officeooo:paragraph-rsid="000fe570"/>
    </style:style>
    <style:style style:name="P43" style:family="paragraph" style:parent-style-name="Standard" style:list-style-name="WWNum1">
      <style:paragraph-properties fo:margin-left="0.635cm" fo:margin-right="0cm" fo:text-align="justify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</style:style>
    <style:style style:name="P44" style:family="paragraph" style:parent-style-name="Standard" style:list-style-name="WWNum1">
      <style:paragraph-properties fo:margin-left="5.08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5.08cm"/>
        </style:tab-stops>
      </style:paragraph-properties>
      <style:text-properties style:font-name="Times New Roman" fo:font-size="10pt" officeooo:rsid="001d1616" officeooo:paragraph-rsid="001d1616" style:font-size-asian="10pt" style:font-size-complex="10pt"/>
    </style:style>
    <style:style style:name="P45" style:family="paragraph" style:parent-style-name="Standard" style:list-style-name="WWNum1">
      <style:paragraph-properties fo:margin-left="5.08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5.08cm"/>
        </style:tab-stops>
      </style:paragraph-properties>
      <style:text-properties style:font-name="Times New Roman" fo:font-size="10pt" fo:language="en" fo:country="US" officeooo:rsid="000fe570" officeooo:paragraph-rsid="000fe570" style:font-size-asian="10pt" style:font-size-complex="10pt"/>
    </style:style>
    <style:style style:name="P46" style:family="paragraph" style:parent-style-name="Standard" style:list-style-name="WWNum1">
      <style:paragraph-properties fo:margin-left="5.08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5.08cm"/>
        </style:tab-stops>
      </style:paragraph-properties>
      <style:text-properties style:font-name="Times New Roman" fo:font-size="10pt" fo:language="en" fo:country="US" officeooo:rsid="001d3003" officeooo:paragraph-rsid="001d3003" style:font-size-asian="10pt" style:font-size-complex="10pt"/>
    </style:style>
    <style:style style:name="P47" style:family="paragraph" style:parent-style-name="Standard" style:list-style-name="WWNum1">
      <style:paragraph-properties fo:margin-left="5.08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5.08cm"/>
        </style:tab-stops>
      </style:paragraph-properties>
      <style:text-properties style:font-name="Times New Roman" fo:font-size="9pt" fo:language="en" fo:country="US" officeooo:rsid="001fcf27" officeooo:paragraph-rsid="001d3003" style:font-size-asian="9pt" style:font-size-complex="9pt"/>
    </style:style>
    <style:style style:name="P48" style:family="paragraph" style:parent-style-name="Standard" style:list-style-name="WWNum1">
      <style:paragraph-properties fo:margin-left="5.08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5.08cm"/>
        </style:tab-stops>
      </style:paragraph-properties>
      <style:text-properties style:font-name="Times New Roman" fo:font-size="9pt" fo:language="en" fo:country="US" officeooo:rsid="001d3003" officeooo:paragraph-rsid="001d3003" style:font-size-asian="9pt" style:font-size-complex="9pt"/>
    </style:style>
    <style:style style:name="P49" style:family="paragraph" style:parent-style-name="Standard" style:list-style-name="WWNum1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5.08cm"/>
        </style:tab-stops>
      </style:paragraph-properties>
      <style:text-properties style:font-name="Times New Roman" fo:font-size="10pt" officeooo:rsid="001d1616" officeooo:paragraph-rsid="001d1616" style:font-size-asian="10pt" style:font-size-complex="10pt"/>
    </style:style>
    <style:style style:name="P50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9pt" fo:language="en" fo:country="US" style:text-underline-style="solid" style:text-underline-width="auto" style:text-underline-color="font-color" officeooo:rsid="00242499" officeooo:paragraph-rsid="0020540e" style:font-size-asian="9pt" style:font-size-complex="9pt"/>
    </style:style>
    <style:style style:name="P51" style:family="paragraph">
      <loext:graphic-properties draw:fill-color="#ffffff"/>
    </style:style>
    <style:style style:name="P52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style:text-underline-style="solid" style:text-underline-width="auto" style:text-underline-color="font-color" officeooo:rsid="001b17be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7" style:family="text">
      <style:text-properties style:font-name="Times New Roman" fo:font-size="10pt" style:text-underline-style="solid" style:text-underline-width="auto" style:text-underline-color="font-color" officeooo:rsid="000fe570" style:font-size-asian="10pt" style:font-size-complex="10pt"/>
    </style:style>
    <style:style style:name="T8" style:family="text">
      <style:text-properties style:font-name="Times New Roman" fo:font-size="10pt" style:text-underline-style="solid" style:text-underline-width="auto" style:text-underline-color="font-color" officeooo:rsid="0012be09" style:font-size-asian="10pt" style:font-size-complex="10pt"/>
    </style:style>
    <style:style style:name="T9" style:family="text">
      <style:text-properties style:font-name="Times New Roman" fo:font-size="10pt" style:text-underline-style="solid" style:text-underline-width="auto" style:text-underline-color="font-color" officeooo:rsid="00142fd9" style:font-size-asian="10pt" style:font-size-complex="10pt"/>
    </style:style>
    <style:style style:name="T10" style:family="text">
      <style:text-properties style:font-name="Times New Roman" fo:font-size="10pt" style:text-underline-style="solid" style:text-underline-width="auto" style:text-underline-color="font-color" officeooo:rsid="001b17be" style:font-size-asian="10pt" style:font-size-complex="10pt"/>
    </style:style>
    <style:style style:name="T11" style:family="text">
      <style:text-properties style:font-name="Times New Roman" fo:font-size="10pt" style:text-underline-style="solid" style:text-underline-width="auto" style:text-underline-color="font-color" officeooo:rsid="001d3003" style:font-size-asian="10pt" style:font-size-complex="10pt"/>
    </style:style>
    <style:style style:name="T12" style:family="text">
      <style:text-properties style:font-name="Times New Roman" fo:font-size="10pt" fo:language="en" fo:country="US" style:font-size-asian="10pt" style:font-size-complex="10pt"/>
    </style:style>
    <style:style style:name="T13" style:family="text">
      <style:text-properties style:font-name="Times New Roman" fo:font-size="10pt" fo:language="en" fo:country="US" officeooo:rsid="000fe570" style:font-size-asian="10pt" style:font-size-complex="10pt"/>
    </style:style>
    <style:style style:name="T14" style:family="text"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T15" style:family="text">
      <style:text-properties style:font-name="Times New Roman" fo:font-size="10pt" fo:language="en" fo:country="US" style:text-underline-style="solid" style:text-underline-width="auto" style:text-underline-color="font-color" officeooo:rsid="000fe570" style:font-size-asian="10pt" style:font-size-complex="10pt"/>
    </style:style>
    <style:style style:name="T16" style:family="text">
      <style:text-properties style:font-name="Times New Roman" fo:font-size="10pt" fo:language="en" fo:country="US" style:text-underline-style="solid" style:text-underline-width="auto" style:text-underline-color="font-color" officeooo:rsid="001b17be" style:font-size-asian="10pt" style:font-size-complex="10pt"/>
    </style:style>
    <style:style style:name="T1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8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19" style:family="tex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fo:font-size="9pt" officeooo:rsid="001fcf27" style:font-size-asian="9pt" style:font-size-complex="9pt"/>
    </style:style>
    <style:style style:name="T22" style:family="text">
      <style:text-properties officeooo:rsid="001d3003"/>
    </style:style>
    <style:style style:name="T23" style:family="text">
      <style:text-properties officeooo:rsid="001eaeb3"/>
    </style:style>
    <style:style style:name="T24" style:family="text">
      <style:text-properties officeooo:rsid="0020540e"/>
    </style:style>
    <style:style style:name="T25" style:family="text">
      <style:text-properties style:font-name="Times new"/>
    </style:style>
    <style:style style:name="T26" style:family="text">
      <style:text-properties style:font-name="Times new" officeooo:rsid="00223661"/>
    </style:style>
    <style:style style:name="T27" style:family="text">
      <style:text-properties officeooo:rsid="0024249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6cm" svg:stroke-color="#000000" draw:fill-color="#ffffff" fo:min-height="0cm" fo:min-width="0cm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2" draw:style-name="gr2" draw:text-style-name="P52" svg:width="0.101cm" svg:height="0.101cm" svg:x="0cm" svg:y="0cm">
        <draw:image xlink:href="">
          <text:p/>
        </draw:image>
      </draw:frame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2"><field:fieldmark-start text:name="__Fieldmark__5_1655643559" field:type="SHAPE  \* MERGEFORMAT"/><field:fieldmark-end/><draw:frame draw:style-name="fr1" draw:name="Изображение1" text:anchor-type="as-char" svg:width="1.905cm" svg:height="2.2cm" draw:z-index="1"><draw:image xlink:href="Pictures/2000000C00002E9D000036788037AF8A4909B349.wmf" xlink:type="simple" xlink:show="embed" xlink:actuate="onLoad"/></draw:frame><draw:custom-shape text:anchor-type="char" draw:z-index="0" draw:style-name="gr1" draw:text-style-name="P51" svg:width="1.906cm" svg:height="2.223cm" svg:x="0cm" svg:y="0cm"><text:p/><draw:enhanced-geometry svg:viewBox="0 0 21600 21600" draw:type="rectangle" draw:enhanced-path="M 0 0 L 21600 0 21600 21600 0 21600 0 0 Z N"/></draw:custom-shape></text:p>
          </table:table-cell>
          <table:table-cell table:style-name="Таблица1.B1" office:value-type="string">
            <text:p text:style-name="P13"><text:span text:style-name="T2">Отчёт по лабораторной работе</text:span><text:span text:style-name="T1"> №</text:span><text:span text:style-name="T3"><text:tab/></text:span><text:span text:style-name="T4">3</text:span><text:span text:style-name="T3"><text:tab/></text:span><text:span text:style-name="T1"> по курсу </text:span><text:span text:style-name="T3"><text:tab/>1<text:tab/></text:span></text:p>
            <text:p text:style-name="P14"><text:span text:style-name="T5">студента группы </text:span><text:span text:style-name="T7">102</text:span><text:span text:style-name="T5"> <text:s text:c="2"/></text:span><text:span text:style-name="T6"><text:tab/></text:span><text:span text:style-name="T7">Баталова М.А.</text:span><text:span text:style-name="T6"><text:tab/><text:tab/><text:tab/></text:span><text:span text:style-name="T5">, № по списку <text:s/></text:span><text:span text:style-name="T6"><text:tab/></text:span><text:span text:style-name="T7">3</text:span><text:span text:style-name="T6"><text:tab/></text:span></text:p>
            <text:p text:style-name="P14"><text:span text:style-name="T5">Адреса </text:span><text:span text:style-name="T12">www</text:span><text:span text:style-name="T5">, </text:span><text:span text:style-name="T12">e</text:span><text:span text:style-name="T5">-</text:span><text:span text:style-name="T12">mail</text:span><text:span text:style-name="T5">, </text:span><text:span text:style-name="T12">jabber</text:span><text:span text:style-name="T5">, </text:span><text:span text:style-name="T12">skype</text:span><text:span text:style-name="T5"> </text:span><text:span text:style-name="T6"><text:tab/></text:span><text:span text:style-name="T15">etrymax@gmail.com</text:span><text:span text:style-name="T6"><text:tab/><text:tab/><text:tab/><text:tab/></text:span></text:p>
            <text:p text:style-name="P14"><text:span text:style-name="T5">Работа выполнена: “</text:span><text:span text:style-name="T6"> <text:s text:c="5"/></text:span><text:span text:style-name="T5">“ </text:span><text:span text:style-name="T6"><text:tab/>сентября<text:tab/><text:tab/></text:span><text:span text:style-name="T5"> 2018</text:span><text:span text:style-name="T6"><text:tab/></text:span><text:span text:style-name="T5">г.<text:tab/><text:tab/></text:span></text:p>
            <text:p text:style-name="P14"><text:span text:style-name="T5">Преподаватель:</text:span><text:span text:style-name="T6"><text:tab/><text:tab/></text:span><text:span text:style-name="T5"> каф.806 </text:span><text:span text:style-name="T6"><text:tab/>Ефименко Н.А.<text:tab/><text:tab/><text:tab/><text:tab/></text:span></text:p>
            <text:p text:style-name="P14"><text:span text:style-name="T5">Входной контроль знаний с оценкой </text:span><text:span text:style-name="T6"><text:tab/><text:tab/><text:tab/><text:tab/><text:tab/></text:span></text:p>
            <text:p text:style-name="P14"><text:span text:style-name="T5">Отчёт сдан “</text:span><text:span text:style-name="T6"> <text:s text:c="2"/></text:span><text:span text:style-name="T5">“ </text:span><text:span text:style-name="T6"><text:tab/>сентября<text:tab/></text:span><text:span text:style-name="T5"> 2018</text:span><text:span text:style-name="T6"><text:tab/></text:span><text:span text:style-name="T5">г., итоговая оценка </text:span><text:span text:style-name="T6"><text:tab/><text:tab/></text:span></text:p>
            <text:p text:style-name="P14"><text:span text:style-name="T5">Подпись преподавателя </text:span><text:span text:style-name="T6"><text:tab/><text:tab/><text:tab/><text:tab/></text:span></text:p>
          </table:table-cell>
        </table:table-row>
      </table:table>
      <text:p text:style-name="P15"/>
      <text:list xml:id="list5172326381439560778" text:style-name="WWNum1">
        <text:list-item>
          <text:p text:style-name="P41"><text:span text:style-name="T17">Тема</text:span><text:span text:style-name="T5">: <text:s/></text:span><text:span text:style-name="T16">Сети и телекоммуникации в ОС UNIX</text:span></text:p>
        </text:list-item>
      </text:list>
      <text:p text:style-name="P16"/>
      <text:list xml:id="list181829440217565" text:continue-numbering="true" text:style-name="WWNum1">
        <text:list-item>
          <text:p text:style-name="P42"><text:span text:style-name="T17">Цель работы</text:span><text:span text:style-name="T5">: <text:s/></text:span><text:span text:style-name="T7">изучение и освоение </text:span><text:span text:style-name="T10">удаленных команд </text:span><text:span text:style-name="T7">ОС UNIX и приобретение навыков </text:span><text:span text:style-name="T10">работы с удаленным компьютером</text:span></text:p>
        </text:list-item>
      </text:list>
      <text:p text:style-name="P16"/>
      <text:list xml:id="list181828098976333" text:continue-numbering="true" text:style-name="WWNum1">
        <text:list-item>
          <text:p text:style-name="P40"><text:span text:style-name="T17">Задание</text:span><text:span text:style-name="T5"> (</text:span><text:span text:style-name="T18">вариант №</text:span><text:span text:style-name="T5">): <text:s/></text:span><text:span text:style-name="T6">Изучить команды </text:span><text:span text:style-name="T10">для работы с удаленным сервером, научится работать с ftp, <text:s/>научится архивировать файлы</text:span></text:p>
        </text:list-item>
      </text:list>
      <text:p text:style-name="P16"/>
      <text:list xml:id="list181828612389280" text:continue-numbering="true" text:style-name="WWNum1">
        <text:list-item>
          <text:p text:style-name="P40"><text:span text:style-name="T17">Оборудование</text:span><text:span text:style-name="T5"> (</text:span><text:span text:style-name="T18">лабораторное</text:span><text:span text:style-name="T5">):</text:span></text:p>
        </text:list-item>
      </text:list>
      <text:p text:style-name="P30"><text:span text:style-name="T5">ЭВМ </text:span><text:span text:style-name="T6"><text:tab/><text:tab/></text:span><text:span text:style-name="T5">, процессор </text:span><text:span text:style-name="T6"><text:tab/><text:tab/></text:span><text:span text:style-name="T5">, имя узла сети </text:span><text:span text:style-name="T6"><text:tab/><text:tab/><text:tab/></text:span><text:span text:style-name="T5"> с ОП </text:span><text:span text:style-name="T6"><text:tab/><text:tab/> <text:s text:c="8"/></text:span><text:span text:style-name="T5"><text:s/>МБ</text:span></text:p>
      <text:p text:style-name="P32"><text:span text:style-name="T5">НМД </text:span><text:span text:style-name="T6"><text:tab/><text:tab/></text:span><text:span text:style-name="T5"> ГБ. <text:s/>Терминал </text:span><text:span text:style-name="T6"><text:tab/><text:tab/></text:span><text:span text:style-name="T5"> адрес </text:span><text:span text:style-name="T6"><text:tab/><text:tab/><text:tab/></text:span><text:span text:style-name="T5">. Принтер </text:span><text:span text:style-name="T6"><text:tab/><text:tab/><text:tab/></text:span></text:p>
      <text:p text:style-name="P32"><text:span text:style-name="T5">Другие устройства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33"/>
      <text:p text:style-name="P36">Оборудование ПЭВМ студента, если использовалось:</text:p>
      <text:p text:style-name="P32"><text:span text:style-name="T5">Процессор</text:span><text:span text:style-name="T12"> </text:span><text:span text:style-name="T14"><text:tab/>Intel </text:span><text:span text:style-name="T15">pentium n4200</text:span><text:span text:style-name="T12">, </text:span><text:span text:style-name="T5">ОП</text:span><text:span text:style-name="T12"> </text:span><text:span text:style-name="T15">5900</text:span><text:span text:style-name="T12"> </text:span><text:span text:style-name="T5">МБ</text:span><text:span text:style-name="T12">, </text:span><text:span text:style-name="T5">НМД</text:span><text:span text:style-name="T12"> </text:span><text:span text:style-name="T15">5.7</text:span><text:span text:style-name="T14"><text:tab/></text:span><text:span text:style-name="T12"> </text:span><text:span text:style-name="T13">ГБ</text:span><text:span text:style-name="T12">. </text:span><text:span text:style-name="T5">Монитор </text:span><text:span text:style-name="T6"><text:tab/></text:span><text:span text:style-name="T14">TFT</text:span><text:span text:style-name="T6">, встроенный<text:tab/></text:span></text:p>
      <text:p text:style-name="P32"><text:span text:style-name="T5">Другие устройства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6"/>
      <text:list xml:id="list181829489208138" text:continue-numbering="true" text:style-name="WWNum1">
        <text:list-item>
          <text:p text:style-name="P40"><text:span text:style-name="T17">Программное обеспечение</text:span><text:span text:style-name="T5"> (</text:span><text:span text:style-name="T18">лабораторное</text:span><text:span text:style-name="T5">):</text:span></text:p>
        </text:list-item>
      </text:list>
      <text:p text:style-name="P30"><text:span text:style-name="T5">Операционная система семейства </text:span><text:span text:style-name="T6"><text:tab/><text:tab/></text:span><text:span text:style-name="T5">, наименование </text:span><text:span text:style-name="T6"><text:tab/><text:tab/><text:tab/><text:tab/></text:span><text:span text:style-name="T5"> версия </text:span><text:span text:style-name="T6"><text:tab/><text:tab/></text:span></text:p>
      <text:p text:style-name="P30"><text:span text:style-name="T5">Интерпретатор команд </text:span><text:span text:style-name="T6"><text:tab/><text:tab/><text:tab/><text:tab/><text:tab/><text:tab/><text:tab/></text:span><text:span text:style-name="T5"> версия </text:span><text:span text:style-name="T6"><text:tab/><text:tab/><text:tab/></text:span></text:p>
      <text:p text:style-name="P30"><text:span text:style-name="T5">Система программирования </text:span><text:span text:style-name="T6"><text:tab/><text:tab/><text:tab/><text:tab/><text:tab/><text:tab/><text:tab/></text:span><text:span text:style-name="T5"> версия </text:span><text:span text:style-name="T6"><text:tab/><text:tab/><text:tab/></text:span></text:p>
      <text:p text:style-name="P30"><text:span text:style-name="T5">Редактор текстов </text:span><text:span text:style-name="T6"><text:tab/><text:tab/><text:tab/><text:tab/><text:tab/><text:tab/><text:tab/><text:tab/></text:span><text:span text:style-name="T5"> версия </text:span><text:span text:style-name="T6"><text:tab/><text:tab/><text:tab/></text:span></text:p>
      <text:p text:style-name="P30"><text:span text:style-name="T5">Утилиты операционной системы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30"><text:span text:style-name="T5">Прикладные системы и программы </text:span><text:span text:style-name="T6"><text:tab/><text:tab/><text:tab/><text:tab/><text:tab/><text:tab/><text:tab/><text:tab/><text:tab/></text:span></text:p>
      <text:p text:style-name="P30"><text:span text:style-name="T5">Местонахождения и имена файлов программ и данных </text:span><text:span text:style-name="T6"><text:tab/><text:tab/><text:tab/><text:tab/><text:tab/><text:tab/><text:tab/><text:tab/><text:tab/><text:tab/><text:tab/><text:tab/><text:tab/><text:tab/><text:tab/><text:tab/><text:tab/><text:tab/><text:tab/></text:span></text:p>
      <text:p text:style-name="P34"/>
      <text:p text:style-name="P37">Программное обеспечение ЭВМ студента, если использовалось:</text:p>
      <text:p text:style-name="P30"><text:span text:style-name="T5">Операционная система семейства </text:span><text:span text:style-name="T6"><text:tab/></text:span><text:span text:style-name="T14">UNIX</text:span><text:span text:style-name="T6"><text:tab/></text:span><text:span text:style-name="T5">, наименование </text:span><text:span text:style-name="T6"><text:tab/></text:span><text:span text:style-name="T15">Debian</text:span><text:span text:style-name="T6"><text:tab/></text:span><text:span text:style-name="T5"> версия </text:span><text:span text:style-name="T6"><text:tab/></text:span><text:span text:style-name="T7">9.5</text:span><text:span text:style-name="T6"><text:tab/></text:span></text:p>
      <text:p text:style-name="P30"><text:span text:style-name="T5">Интерпретатор команд </text:span><text:span text:style-name="T6"><text:tab/></text:span><text:span text:style-name="T7">bash</text:span><text:span text:style-name="T6"><text:tab/><text:tab/><text:tab/><text:tab/><text:tab/><text:tab/></text:span><text:span text:style-name="T5"> версия </text:span><text:span text:style-name="T6"><text:tab/></text:span><text:span text:style-name="T7">4.4.12</text:span><text:span text:style-name="T6"><text:tab/><text:tab/></text:span></text:p>
      <text:p text:style-name="P30"><text:span text:style-name="T5">Система программирования </text:span><text:span text:style-name="T6"><text:tab/><text:tab/><text:tab/><text:tab/><text:tab/><text:tab/><text:tab/></text:span><text:span text:style-name="T5"> версия </text:span><text:span text:style-name="T6"><text:tab/><text:tab/><text:tab/></text:span></text:p>
      <text:p text:style-name="P30"><text:span text:style-name="T5">Редактор текстов </text:span><text:span text:style-name="T6"><text:tab/><text:tab/></text:span><text:span text:style-name="T15">nano</text:span><text:span text:style-name="T6"><text:tab/><text:tab/><text:tab/><text:tab/><text:tab/><text:tab/></text:span><text:span text:style-name="T5"> версия </text:span><text:span text:style-name="T6"><text:tab/></text:span><text:span text:style-name="T14"> <text:s text:c="2"/></text:span><text:span text:style-name="T6"><text:tab/></text:span></text:p>
      <text:p text:style-name="P30"><text:span text:style-name="T5">Утилиты операционной системы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30"><text:span text:style-name="T5">Прикладные системы и программы </text:span><text:span text:style-name="T6"><text:tab/><text:tab/><text:tab/><text:tab/><text:tab/><text:tab/><text:tab/><text:tab/><text:tab/></text:span></text:p>
      <text:p text:style-name="P30"><text:span text:style-name="T5">Местонахождения и имена файлов программ и данных </text:span><text:span text:style-name="T6"><text:tab/><text:tab/><text:tab/><text:tab/><text:tab/><text:tab/><text:tab/><text:tab/><text:tab/><text:tab/><text:tab/><text:tab/><text:tab/><text:tab/><text:tab/><text:tab/><text:tab/><text:tab/><text:tab/></text:span></text:p>
      <text:p text:style-name="P35"/>
      <text:p text:style-name="P35"/>
      <text:p text:style-name="P35"/>
      <text:p text:style-name="P35"/>
      <text:p text:style-name="P35"/>
      <text:p text:style-name="P35"/>
      <text:list xml:id="list181829260438544" text:continue-numbering="true" text:style-name="WWNum1">
        <text:list-item>
          <text:p text:style-name="P40"><text:span text:style-name="T17">Идея, метод, алгоритм</text:span><text:span text:style-name="T5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  <text:list>
            <text:list-item>
              <text:list>
                <text:list-item>
                  <text:list>
                    <text:list-item>
                      <text:p text:style-name="P44"><text:soft-page-break/>Убедится в доступности сервера</text:p>
                    </text:list-item>
                    <text:list-item>
                      <text:p text:style-name="P44">Перейти на удаленную машину</text:p>
                    </text:list-item>
                    <text:list-item>
                      <text:p text:style-name="P44">Удаленно скопировать файлы</text:p>
                    </text:list-item>
                    <text:list-item>
                      <text:p text:style-name="P44">Скачать файлы используя ftp</text:p>
                    </text:list-item>
                    <text:list-item>
                      <text:p text:style-name="P44">Научится архивировать и разархивировать файлы</text:p>
                      <text:p text:style-name="P49"/>
                    </text:list-item>
                  </text:list>
                </text:list-item>
              </text:list>
            </text:list-item>
          </text:list>
        </text:list-item>
        <text:list-item>
          <text:p text:style-name="P40"><text:span text:style-name="T17">Сценарий выполнения работы</text:span><text:span text:style-name="T5"> [план работы, первоначальный текст программы в черновике (можно на отдельном листе) и тесты, либо соображения по тестированию].</text:span></text:p>
          <text:list>
            <text:list-item>
              <text:list>
                <text:list-item>
                  <text:list>
                    <text:list-item>
                      <text:p text:style-name="P45"><text:span text:style-name="T22">s</text:span>sh</text:p>
                    </text:list-item>
                    <text:list-item>
                      <text:p text:style-name="P46">ls</text:p>
                    </text:list-item>
                    <text:list-item>
                      <text:p text:style-name="P46">scp</text:p>
                    </text:list-item>
                    <text:list-item>
                      <text:p text:style-name="P47">rsync</text:p>
                    </text:list-item>
                    <text:list-item>
                      <text:p text:style-name="P46"><text:span text:style-name="T21">t</text:span><text:span text:style-name="T20">ar</text:span></text:p>
                    </text:list-item>
                    <text:list-item>
                      <text:p text:style-name="P48">ftp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1"><text:span text:style-name="T18">Пункты 1-7 отчёта составляются </text:span><text:span text:style-name="T19">строго до</text:span><text:span text:style-name="T18"> начала лабораторной работы.</text:span></text:p>
      <text:p text:style-name="P22"/>
      <text:p text:style-name="P27"><text:span text:style-name="T5">Допущен к выполнению работы. Подпись преподавателя </text:span><text:span text:style-name="T6"><text:tab/><text:tab/><text:tab/><text:tab/></text:span></text:p>
      <text:p text:style-name="P17"/>
      <text:p text:style-name="P17"/>
      <text:p text:style-name="P20"/>
      <text:p text:style-name="P23"/>
      <text:p text:style-name="P23"/>
      <text:p text:style-name="P23"/>
      <text:list xml:id="list181829698845439" text:continue-numbering="true" text:style-name="WWNum1">
        <text:list-item>
          <text:p text:style-name="P40"><text:span text:style-name="T17">Распечатка протокола</text:span><text:span text:style-name="T5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24"/>
      <text:p text:style-name="P1">etryfly@etryfly:~\$ ssh -p 22 188025@192.168.2.200</text:p>
      <text:p text:style-name="P1">188025@192.168.2.200's password: </text:p>
      <text:p text:style-name="P1">Welcome to Ubuntu 16.04.5 LTS (GNU/Linux 4.15.0-33-generic x86_64)</text:p>
      <text:p text:style-name="P1"/>
      <text:p text:style-name="P1"><text:s/>* Documentation: <text:s/>https://help.ubuntu.com</text:p>
      <text:p text:style-name="P1"><text:s/>* Management: <text:s text:c="4"/>https://landscape.canonical.com</text:p>
      <text:p text:style-name="P1"><text:s/>* Support: <text:s text:c="7"/>https://ubuntu.com/advantage</text:p>
      <text:p text:style-name="P1"/>
      <text:p text:style-name="P1"><text:soft-page-break/>Могут быть обновлены 22 пакета.</text:p>
      <text:p text:style-name="P1">0 обновлений касаются безопасности системы.</text:p>
      <text:p text:style-name="P1"/>
      <text:p text:style-name="P1">New release '18.04.1 LTS' available.</text:p>
      <text:p text:style-name="P1">Run 'do-release-upgrade' to upgrade to it.</text:p>
      <text:p text:style-name="P1"/>
      <text:p text:style-name="P1">*** Требуется перезагрузка системы ***</text:p>
      <text:p text:style-name="P1">Last login: Sat Sep 22 12:08:08 2018 from 192.168.2.81</text:p>
      <text:p text:style-name="P1">188025@cameron:~$ cd /</text:p>
      <text:p text:style-name="P1">188025@cameron:/$ ls</text:p>
      <text:p text:style-name="P1">aquota.user <text:s/>diskless <text:s text:c="3"/>initrd.img.old <text:s/>mnt <text:s text:c="2"/>sbin <text:s text:c="5"/>sys <text:s text:c="6"/>vmlinuz</text:p>
      <text:p text:style-name="P1">bin <text:s text:c="9"/>etc <text:s text:c="8"/>lib <text:s text:c="12"/>opt <text:s text:c="2"/>snap <text:s text:c="5"/>tftpboot <text:s/>vmlinuz.old</text:p>
      <text:p text:style-name="P1">boot <text:s text:c="8"/>etc.tgz <text:s text:c="4"/>lib64 <text:s text:c="10"/>proc <text:s/>srv <text:s text:c="6"/>tmp</text:p>
      <text:p text:style-name="P1">cdrom <text:s text:c="7"/>home <text:s text:c="7"/>lost+found <text:s text:c="5"/>root <text:s/>stud <text:s text:c="5"/>usr</text:p>
      <text:p text:style-name="P1">dev <text:s text:c="9"/>initrd.img <text:s/>media <text:s text:c="10"/>run <text:s text:c="2"/>stud_old <text:s/>var</text:p>
      <text:p text:style-name="P1">188025@cameron:/$ exit</text:p>
      <text:p text:style-name="P1">logout</text:p>
      <text:p text:style-name="P1">Connection to 192.168.2.200 closed.</text:p>
      <text:p text:style-name="P1">etryfly@etryfly:~\$ scp -r 188025@192.168.2.200:/home/nikita_ef/labs /home/etryfly/Документы/Лабы/lab2</text:p>
      <text:p text:style-name="P1">188025@192.168.2.200's password: </text:p>
      <text:p text:style-name="P1">l03-2011.djvu <text:s text:c="32"/>100% <text:s/>216KB 262.4KB/s <text:s text:c="2"/>00:00 <text:s text:c="3"/></text:p>
      <text:p text:style-name="P1">l09-2011.djvu <text:s text:c="32"/>100% <text:s/>102KB <text:s text:c="2"/>1.1MB/s <text:s text:c="2"/>00:00 <text:s text:c="3"/></text:p>
      <text:p text:style-name="P1">l05-2011.djvu <text:s text:c="32"/>100% <text:s text:c="2"/>51KB <text:s text:c="2"/>2.0MB/s <text:s text:c="2"/>00:00 <text:s text:c="3"/></text:p>
      <text:p text:style-name="P1">l15-2011.djvu <text:s text:c="32"/>100% 7894 <text:s text:c="4"/>2.2MB/s <text:s text:c="2"/>00:00 <text:s text:c="3"/></text:p>
      <text:p text:style-name="P1">l10-2011.djvu <text:s text:c="32"/>100% <text:s text:c="2"/>39KB <text:s text:c="2"/>2.5MB/s <text:s text:c="2"/>00:00 <text:s text:c="3"/></text:p>
      <text:p text:style-name="P1">l02-2011.djvu <text:s text:c="32"/>100% <text:s text:c="2"/>67KB <text:s text:c="2"/>1.6MB/s <text:s text:c="2"/>00:00 <text:s text:c="3"/></text:p>
      <text:p text:style-name="P1">l13-2011.djvu <text:s text:c="32"/>100% <text:s text:c="2"/>28KB 951.7KB/s <text:s text:c="2"/>00:00 <text:s text:c="3"/></text:p>
      <text:p text:style-name="P1">l14-2011.djvu <text:s text:c="32"/>100% <text:s text:c="2"/>11KB 915.3KB/s <text:s text:c="2"/>00:00 <text:s text:c="3"/></text:p>
      <text:p text:style-name="P1">l10-2011VS.djvu <text:s text:c="30"/>100% <text:s text:c="2"/>26KB <text:s text:c="2"/>1.1MB/s <text:s text:c="2"/>00:00 <text:s text:c="3"/></text:p>
      <text:p text:style-name="P1">labla2010__kopia_2.pdf <text:s text:c="23"/>100% <text:s/>337KB 958.9KB/s <text:s text:c="2"/>00:00 <text:s text:c="3"/></text:p>
      <text:p text:style-name="P1">l08-2011.djvu <text:s text:c="32"/>100% <text:s text:c="2"/>51KB <text:s text:c="2"/>1.8MB/s <text:s text:c="2"/>00:00 <text:s text:c="3"/></text:p>
      <text:p text:style-name="P1">188255@cameron <text:s text:c="31"/>100% <text:s text:c="2"/>51KB 379.0KB/s <text:s text:c="2"/>00:00 <text:s text:c="3"/></text:p>
      <text:p text:style-name="P1">l07-2011.djvu <text:s text:c="32"/>100% <text:s text:c="2"/>21KB 816.9KB/s <text:s text:c="2"/>00:00 <text:s text:c="3"/></text:p>
      <text:p text:style-name="P1">l1112-2011.djvu <text:s text:c="30"/>100% <text:s text:c="2"/>22KB <text:s text:c="2"/>1.3MB/s <text:s text:c="2"/>00:00 <text:s text:c="3"/></text:p>
      <text:p text:style-name="P1">l06-2011.djvu <text:s text:c="32"/>100% <text:s text:c="2"/>58KB 961.2KB/s <text:s text:c="2"/>00:00 <text:s text:c="3"/></text:p>
      <text:p text:style-name="P1">markov.zip <text:s text:c="35"/>100% <text:s/>897 <text:s text:c="2"/>104.6KB/s <text:s text:c="2"/>00:00 <text:s text:c="3"/></text:p>
      <text:p text:style-name="P1">etryfly@etryfly:~\$ cd Документы/Лабы/lab2/</text:p>
      <text:p text:style-name="P1">etryfly@etryfly:~/Документы/Лабы/lab2\$ ls</text:p>
      <text:p text:style-name="P1">l03-2018.pdf <text:s/>labs</text:p>
      <text:p text:style-name="P1">etryfly@etryfly:~/Документы/Лабы/lab2\$ cd labs/</text:p>
      <text:p text:style-name="P1">etryfly@etryfly:~/Документы/Лабы/lab2/labs\$ ls</text:p>
      <text:p text:style-name="P1">188255@cameron <text:s/>l06-2011.djvu <text:s/>l10-2011.djvu <text:s text:c="3"/>l14-2011.djvu</text:p>
      <text:p text:style-name="P1">l02-2011.djvu <text:s text:c="2"/>l07-2011.djvu <text:s/>l10-2011VS.djvu <text:s/>l15-2011.djvu</text:p>
      <text:p text:style-name="P1">l03-2011.djvu <text:s text:c="2"/>l08-2011.djvu <text:s/>l1112-2011.djvu <text:s/>labla2010__kopia_2.pdf</text:p>
      <text:p text:style-name="P1">l05-2011.djvu <text:s text:c="2"/>l09-2011.djvu <text:s/>l13-2011.djvu <text:s text:c="3"/>markov.zip</text:p>
      <text:p text:style-name="P1">etryfly@etryfly:~/Документы/Лабы/lab2/labs\$ ssh -p 22 188025@192.168.2.200</text:p>
      <text:p text:style-name="P1">188025@192.168.2.200's password: </text:p>
      <text:p text:style-name="P1">Welcome to Ubuntu 16.04.5 LTS (GNU/Linux 4.15.0-33-generic x86_64)</text:p>
      <text:p text:style-name="P1"/>
      <text:p text:style-name="P1"><text:s/>* Documentation: <text:s/>https://help.ubuntu.com</text:p>
      <text:p text:style-name="P1"><text:s/>* Management: <text:s text:c="4"/>https://landscape.canonical.com</text:p>
      <text:p text:style-name="P1"><text:s/>* Support: <text:s text:c="7"/>https://ubuntu.com/advantage</text:p>
      <text:p text:style-name="P1"/>
      <text:p text:style-name="P1">Могут быть обновлены 22 пакета.</text:p>
      <text:p text:style-name="P1">0 обновлений касаются безопасности системы.</text:p>
      <text:p text:style-name="P1"/>
      <text:p text:style-name="P1">New release '18.04.1 LTS' available.</text:p>
      <text:p text:style-name="P1">Run 'do-release-upgrade' to upgrade to it.</text:p>
      <text:p text:style-name="P1"/>
      <text:p text:style-name="P1">*** Требуется перезагрузка системы ***</text:p>
      <text:p text:style-name="P1">Last login: Sat Sep 22 12:24:52 2018 from 192.168.2.81</text:p>
      <text:p text:style-name="P1">188025@cameron:~$ exit</text:p>
      <text:p text:style-name="P1">logout</text:p>
      <text:p text:style-name="P1">Connection to 192.168.2.200 closed.</text:p>
      <text:p text:style-name="P1">etryfly@etryfly:~/Документы/Лабы/lab2/labs\$ rm markov.zip labla2010__kopia_2.pdf </text:p>
      <text:p text:style-name="P1">etryfly@etryfly:~/Документы/Лабы/lab2/labs\$ ls</text:p>
      <text:p text:style-name="P1">188255@cameron <text:s/>l05-2011.djvu <text:s/>l08-2011.djvu <text:s/>l10-2011VS.djvu <text:s/>l14-2011.djvu</text:p>
      <text:p text:style-name="P1">l02-2011.djvu <text:s text:c="2"/>l06-2011.djvu <text:s/>l09-2011.djvu <text:s/>l1112-2011.djvu <text:s/>l15-2011.djvu</text:p>
      <text:p text:style-name="P1">l03-2011.djvu <text:s text:c="2"/>l07-2011.djvu <text:s/>l10-2011.djvu <text:s/>l13-2011.djvu</text:p>
      <text:p text:style-name="P1">etryfly@etryfly:~/Документы/Лабы/lab2/labs\$ rsync -avz 188025@192.168.2.200:/home/nikita_ef/labs ..</text:p>
      <text:p text:style-name="P1">188025@192.168.2.200's password: </text:p>
      <text:p text:style-name="P1">receiving incremental file list</text:p>
      <text:p text:style-name="P1"><text:soft-page-break/>labs/</text:p>
      <text:p text:style-name="P1">labs/188255@cameron</text:p>
      <text:p text:style-name="P1">labs/l02-2011.djvu</text:p>
      <text:p text:style-name="P1">labs/l03-2011.djvu</text:p>
      <text:p text:style-name="P1">labs/l05-2011.djvu</text:p>
      <text:p text:style-name="P1">labs/l06-2011.djvu</text:p>
      <text:p text:style-name="P1">labs/l07-2011.djvu</text:p>
      <text:p text:style-name="P1">labs/l08-2011.djvu</text:p>
      <text:p text:style-name="P1">labs/l09-2011.djvu</text:p>
      <text:p text:style-name="P1">labs/l10-2011.djvu</text:p>
      <text:p text:style-name="P1">labs/l10-2011VS.djvu</text:p>
      <text:p text:style-name="P1">labs/l1112-2011.djvu</text:p>
      <text:p text:style-name="P1">labs/l13-2011.djvu</text:p>
      <text:p text:style-name="P1">labs/l14-2011.djvu</text:p>
      <text:p text:style-name="P1">labs/l15-2011.djvu</text:p>
      <text:p text:style-name="P1">labs/labla2010__kopia_2.pdf</text:p>
      <text:p text:style-name="P1">labs/markov.zip</text:p>
      <text:p text:style-name="P1"/>
      <text:p text:style-name="P1">sent 6,962 bytes <text:s/>received 168,970 bytes <text:s/>50,266.29 bytes/sec</text:p>
      <text:p text:style-name="P1">total size is 1,114,366 <text:s/>speedup is 6.33</text:p>
      <text:p text:style-name="P1">etryfly@etryfly:~/Документы/Лабы/lab2/labs\$ ls</text:p>
      <text:p text:style-name="P1">188255@cameron <text:s/>l07-2011.djvu <text:s text:c="3"/>l1112-2011.djvu <text:s text:c="8"/>labs</text:p>
      <text:p text:style-name="P1">l02-2011.djvu <text:s text:c="2"/>l08-2011.djvu <text:s text:c="3"/>l13-2011.djvu <text:s text:c="10"/>markov.zip</text:p>
      <text:p text:style-name="P1">l03-2011.djvu <text:s text:c="2"/>l09-2011.djvu <text:s text:c="3"/>l14-2011.djvu</text:p>
      <text:p text:style-name="P1">l05-2011.djvu <text:s text:c="2"/>l10-2011.djvu <text:s text:c="3"/>l15-2011.djvu</text:p>
      <text:p text:style-name="P1">l06-2011.djvu <text:s text:c="2"/>l10-2011VS.djvu <text:s/>labla2010__kopia_2.pdf</text:p>
      <text:p text:style-name="P2">etryfly@etryfly:~/Документы/Лабы/lab2/labs\$ scp -r ./ <text:s/>188025@192.168.2.200:~</text:p>
      <text:p text:style-name="P2">188025@192.168.2.200's password: </text:p>
      <text:p text:style-name="P2">l13-2011.djvu <text:s text:c="32"/>100% <text:s text:c="2"/>28KB 687.9KB/s <text:s text:c="2"/>00:00 <text:s text:c="3"/></text:p>
      <text:p text:style-name="P2">l10-2011VS.djvu <text:s text:c="30"/>100% <text:s text:c="2"/>26KB <text:s text:c="2"/>1.2MB/s <text:s text:c="2"/>00:00 <text:s text:c="3"/></text:p>
      <text:p text:style-name="P2">l1112-2011.djvu <text:s text:c="30"/>100% <text:s text:c="2"/>22KB <text:s text:c="2"/>1.4MB/s <text:s text:c="2"/>00:00 <text:s text:c="3"/></text:p>
      <text:p text:style-name="P2">l10-2011.djvu <text:s text:c="32"/>100% <text:s text:c="2"/>39KB <text:s text:c="2"/>1.5MB/s <text:s text:c="2"/>00:00 <text:s text:c="3"/></text:p>
      <text:p text:style-name="P2">l05-2011.djvu <text:s text:c="32"/>100% <text:s text:c="2"/>51KB 970.4KB/s <text:s text:c="2"/>00:00 <text:s text:c="3"/></text:p>
      <text:p text:style-name="P2">l09-2011.djvu <text:s text:c="32"/>100% <text:s/>102KB 927.4KB/s <text:s text:c="2"/>00:00 <text:s text:c="3"/></text:p>
      <text:p text:style-name="P2">l15-2011.djvu <text:s text:c="32"/>100% 7894 <text:s text:c="2"/>536.7KB/s <text:s text:c="2"/>00:00 <text:s text:c="3"/></text:p>
      <text:p text:style-name="P2">188255@cameron <text:s text:c="31"/>100% <text:s text:c="2"/>51KB <text:s text:c="2"/>2.0MB/s <text:s text:c="2"/>00:00 <text:s text:c="3"/></text:p>
      <text:p text:style-name="P2">l13-2011.djvu <text:s text:c="32"/>100% <text:s text:c="2"/>28KB <text:s text:c="2"/>1.2MB/s <text:s text:c="2"/>00:00 <text:s text:c="3"/></text:p>
      <text:p text:style-name="P2">l10-2011VS.djvu <text:s text:c="30"/>100% <text:s text:c="2"/>26KB <text:s text:c="2"/>1.9MB/s <text:s text:c="2"/>00:00 <text:s text:c="3"/></text:p>
      <text:p text:style-name="P2">l1112-2011.djvu <text:s text:c="30"/>100% <text:s text:c="2"/>22KB 375.5KB/s <text:s text:c="2"/>00:00 <text:s text:c="3"/></text:p>
      <text:p text:style-name="P2">l10-2011.djvu <text:s text:c="32"/>100% <text:s text:c="2"/>39KB <text:s text:c="2"/>1.5MB/s <text:s text:c="2"/>00:00 <text:s text:c="3"/></text:p>
      <text:p text:style-name="P2">l05-2011.djvu <text:s text:c="32"/>100% <text:s text:c="2"/>51KB <text:s text:c="2"/>2.0MB/s <text:s text:c="2"/>00:00 <text:s text:c="3"/></text:p>
      <text:p text:style-name="P2">l09-2011.djvu <text:s text:c="32"/>100% <text:s/>102KB <text:s text:c="2"/>1.7MB/s <text:s text:c="2"/>00:00 <text:s text:c="3"/></text:p>
      <text:p text:style-name="P2">l15-2011.djvu <text:s text:c="32"/>100% 7894 <text:s text:c="4"/>1.1MB/s <text:s text:c="2"/>00:00 <text:s text:c="3"/></text:p>
      <text:p text:style-name="P2">188255@cameron <text:s text:c="31"/>100% <text:s text:c="2"/>51KB <text:s text:c="2"/>1.8MB/s <text:s text:c="2"/>00:00 <text:s text:c="3"/></text:p>
      <text:p text:style-name="P2">l02-2011.djvu <text:s text:c="32"/>100% <text:s text:c="2"/>67KB <text:s text:c="2"/>1.9MB/s <text:s text:c="2"/>00:00 <text:s text:c="3"/></text:p>
      <text:p text:style-name="P2">l06-2011.djvu <text:s text:c="32"/>100% <text:s text:c="2"/>58KB <text:s text:c="2"/>1.5MB/s <text:s text:c="2"/>00:00 <text:s text:c="3"/></text:p>
      <text:p text:style-name="P2">l03-2011.djvu <text:s text:c="32"/>100% <text:s/>216KB <text:s text:c="2"/>2.2MB/s <text:s text:c="2"/>00:00 <text:s text:c="3"/></text:p>
      <text:p text:style-name="P2">l08-2011.djvu <text:s text:c="32"/>100% <text:s text:c="2"/>51KB <text:s text:c="2"/>2.3MB/s <text:s text:c="2"/>00:00 <text:s text:c="3"/></text:p>
      <text:p text:style-name="P2">l14-2011.djvu <text:s text:c="32"/>100% <text:s text:c="2"/>11KB <text:s text:c="2"/>1.2MB/s <text:s text:c="2"/>00:00 <text:s text:c="3"/></text:p>
      <text:p text:style-name="P2">markov.zip <text:s text:c="35"/>100% <text:s/>897 <text:s text:c="2"/>413.4KB/s <text:s text:c="2"/>00:00 <text:s text:c="3"/></text:p>
      <text:p text:style-name="P2">l07-2011.djvu <text:s text:c="32"/>100% <text:s text:c="2"/>21KB <text:s text:c="2"/>2.0MB/s <text:s text:c="2"/>00:00 <text:s text:c="3"/></text:p>
      <text:p text:style-name="P2">labla2010__kopia_2.pdf <text:s text:c="23"/>100% <text:s/>337KB <text:s text:c="2"/>1.7MB/s <text:s text:c="2"/>00:00 <text:s text:c="3"/></text:p>
      <text:p text:style-name="P2">l02-2011.djvu <text:s text:c="32"/>100% <text:s text:c="2"/>67KB <text:s text:c="2"/>1.6MB/s <text:s text:c="2"/>00:00 <text:s text:c="3"/></text:p>
      <text:p text:style-name="P2">l06-2011.djvu <text:s text:c="32"/>100% <text:s text:c="2"/>58KB <text:s text:c="2"/>1.8MB/s <text:s text:c="2"/>00:00 <text:s text:c="3"/></text:p>
      <text:p text:style-name="P2">l03-2011.djvu <text:s text:c="32"/>100% <text:s/>216KB <text:s text:c="2"/>1.9MB/s <text:s text:c="2"/>00:00 <text:s text:c="3"/></text:p>
      <text:p text:style-name="P2">l08-2011.djvu <text:s text:c="32"/>100% <text:s text:c="2"/>51KB <text:s text:c="2"/>1.6MB/s <text:s text:c="2"/>00:00 <text:s text:c="3"/></text:p>
      <text:p text:style-name="P2">l14-2011.djvu <text:s text:c="32"/>100% <text:s text:c="2"/>11KB 854.9KB/s <text:s text:c="2"/>00:00 <text:s text:c="3"/></text:p>
      <text:p text:style-name="P2">markov.zip <text:s text:c="35"/>100% <text:s/>897 <text:s text:c="2"/>338.9KB/s <text:s text:c="2"/>00:00 <text:s text:c="3"/></text:p>
      <text:p text:style-name="P2">l07-2011.djvu <text:s text:c="32"/>100% <text:s text:c="2"/>21KB <text:s text:c="2"/>1.7MB/s <text:s text:c="2"/>00:00 <text:s text:c="3"/></text:p>
      <text:p text:style-name="P2">labla2010__kopia_2.pdf <text:s text:c="23"/>100% <text:s/>337KB 966.8KB/s <text:s text:c="2"/>00:00 <text:s text:c="3"/></text:p>
      <text:p text:style-name="P2">etryfly@etryfly:~/Документы/Лабы/lab2/labs\$ ssh -p 22 188025@192.168.2.200</text:p>
      <text:p text:style-name="P2">188025@192.168.2.200's password: </text:p>
      <text:p text:style-name="P2">Welcome to Ubuntu 16.04.5 LTS (GNU/Linux 4.15.0-33-generic x86_64)</text:p>
      <text:p text:style-name="P2"/>
      <text:p text:style-name="P2"><text:s/>* Documentation: <text:s/>https://help.ubuntu.com</text:p>
      <text:p text:style-name="P2"><text:s/>* Management: <text:s text:c="4"/>https://landscape.canonical.com</text:p>
      <text:p text:style-name="P2"><text:s/>* Support: <text:s text:c="7"/>https://ubuntu.com/advantage</text:p>
      <text:p text:style-name="P2"/>
      <text:p text:style-name="P2">Могут быть обновлены 22 пакета.</text:p>
      <text:p text:style-name="P2">0 обновлений касаются безопасности системы.</text:p>
      <text:p text:style-name="P2"/>
      <text:p text:style-name="P2">New release '18.04.1 LTS' available.</text:p>
      <text:p text:style-name="P2"><text:soft-page-break/>Run 'do-release-upgrade' to upgrade to it.</text:p>
      <text:p text:style-name="P2"/>
      <text:p text:style-name="P2">*** Требуется перезагрузка системы ***</text:p>
      <text:p text:style-name="P2">Last login: Sat Sep 22 12:31:48 2018 from 192.168.2.81</text:p>
      <text:p text:style-name="P2">188025@cameron:~$ ls</text:p>
      <text:p text:style-name="P2">188255@cameron <text:s/>l07-2011.djvu <text:s text:c="3"/>l1112-2011.djvu <text:s text:c="8"/>labs</text:p>
      <text:p text:style-name="P2">l02-2011.djvu <text:s text:c="2"/>l08-2011.djvu <text:s text:c="3"/>l13-2011.djvu <text:s text:c="10"/>markov.zip</text:p>
      <text:p text:style-name="P2">l03-2011.djvu <text:s text:c="2"/>l09-2011.djvu <text:s text:c="3"/>l14-2011.djvu <text:s text:c="10"/>num5.py</text:p>
      <text:p text:style-name="P2">l05-2011.djvu <text:s text:c="2"/>l10-2011.djvu <text:s text:c="3"/>l15-2011.djvu</text:p>
      <text:p text:style-name="P2">l06-2011.djvu <text:s text:c="2"/>l10-2011VS.djvu <text:s/>labla2010__kopia_2.pdf</text:p>
      <text:p text:style-name="P3">188025@cameron:~/labs$ exit</text:p>
      <text:p text:style-name="P3">logout</text:p>
      <text:p text:style-name="P3">Connection to 192.168.2.200 closed.</text:p>
      <text:p text:style-name="P4">etryfly@etryfly:~/Документы/Лабы/lab2/labs\$ ls</text:p>
      <text:p text:style-name="P4">188255@cameron <text:s/>l07-2011.djvu <text:s text:c="3"/>l1112-2011.djvu <text:s text:c="8"/>labs</text:p>
      <text:p text:style-name="P4">l02-2011.djvu <text:s text:c="2"/>l08-2011.djvu <text:s text:c="3"/>l13-2011.djvu <text:s text:c="10"/>markov.zip</text:p>
      <text:p text:style-name="P4">l03-2011.djvu <text:s text:c="2"/>l09-2011.djvu <text:s text:c="3"/>l14-2011.djvu</text:p>
      <text:p text:style-name="P4">l05-2011.djvu <text:s text:c="2"/>l10-2011.djvu <text:s text:c="3"/>l15-2011.djvu</text:p>
      <text:p text:style-name="P4">l06-2011.djvu <text:s text:c="2"/>l10-2011VS.djvu <text:s/>labla2010__kopia_2.pdf</text:p>
      <text:p text:style-name="P4">etryfly@etryfly:~/Документы/Лабы/lab2/labs\$ tar -cf labs.tar labs/</text:p>
      <text:p text:style-name="P4">etryfly@etryfly:~/Документы/Лабы/lab2/labs\$ ls</text:p>
      <text:p text:style-name="P4">188255@cameron <text:s/>l07-2011.djvu <text:s text:c="3"/>l1112-2011.djvu <text:s text:c="8"/>labs</text:p>
      <text:p text:style-name="P4">l02-2011.djvu <text:s text:c="2"/>l08-2011.djvu <text:s text:c="3"/>l13-2011.djvu <text:s text:c="10"/>labs.tar</text:p>
      <text:p text:style-name="P4">l03-2011.djvu <text:s text:c="2"/>l09-2011.djvu <text:s text:c="3"/>l14-2011.djvu <text:s text:c="10"/>markov.zip</text:p>
      <text:p text:style-name="P4">l05-2011.djvu <text:s text:c="2"/>l10-2011.djvu <text:s text:c="3"/>l15-2011.djvu</text:p>
      <text:p text:style-name="P4">l06-2011.djvu <text:s text:c="2"/>l10-2011VS.djvu <text:s/>labla2010__kopia_2.pdf</text:p>
      <text:p text:style-name="P4">etryfly@etryfly:~/Документы/Лабы/lab2/labs\$ rm labs</text:p>
      <text:p text:style-name="P4">labs/ <text:s text:c="4"/>labs.tar <text:s/></text:p>
      <text:p text:style-name="P4">etryfly@etryfly:~/Документы/Лабы/lab2/labs\$ rm -r labs</text:p>
      <text:p text:style-name="P4">etryfly@etryfly:~/Документы/Лабы/lab2/labs\$ ls</text:p>
      <text:p text:style-name="P4">188255@cameron <text:s/>l07-2011.djvu <text:s text:c="3"/>l1112-2011.djvu <text:s text:c="8"/>labs.tar</text:p>
      <text:p text:style-name="P4">l02-2011.djvu <text:s text:c="2"/>l08-2011.djvu <text:s text:c="3"/>l13-2011.djvu <text:s text:c="10"/>markov.zip</text:p>
      <text:p text:style-name="P4">l03-2011.djvu <text:s text:c="2"/>l09-2011.djvu <text:s text:c="3"/>l14-2011.djvu</text:p>
      <text:p text:style-name="P4">l05-2011.djvu <text:s text:c="2"/>l10-2011.djvu <text:s text:c="3"/>l15-2011.djvu</text:p>
      <text:p text:style-name="P4">l06-2011.djvu <text:s text:c="2"/>l10-2011VS.djvu <text:s/>labla2010__kopia_2.pdf</text:p>
      <text:p text:style-name="P4">etryfly@etryfly:~/Документы/Лабы/lab2/labs\$ tar -xf labs.tar </text:p>
      <text:p text:style-name="P4">etryfly@etryfly:~/Документы/Лабы/lab2/labs\$ ls</text:p>
      <text:p text:style-name="P4">188255@cameron <text:s/>l07-2011.djvu <text:s text:c="3"/>l1112-2011.djvu <text:s text:c="8"/>labs</text:p>
      <text:p text:style-name="P4">l02-2011.djvu <text:s text:c="2"/>l08-2011.djvu <text:s text:c="3"/>l13-2011.djvu <text:s text:c="10"/>labs.tar</text:p>
      <text:p text:style-name="P4">l03-2011.djvu <text:s text:c="2"/>l09-2011.djvu <text:s text:c="3"/>l14-2011.djvu <text:s text:c="10"/>markov.zip</text:p>
      <text:p text:style-name="P4">l05-2011.djvu <text:s text:c="2"/>l10-2011.djvu <text:s text:c="3"/>l15-2011.djvu</text:p>
      <text:p text:style-name="P4">l06-2011.djvu <text:s text:c="2"/>l10-2011VS.djvu <text:s/>labla2010__kopia_2.pdf</text:p>
      <text:p text:style-name="P6"/>
      <text:p text:style-name="P7"/>
      <text:p text:style-name="P7">etryfly@etryfly:~/Документы/Лабы/lab3\$ ftp ftp.intel.com</text:p>
      <text:p text:style-name="P7">Connected to ftp-ext.cps.intel.com.</text:p>
      <text:p text:style-name="P7">220 Microsoft FTP Service</text:p>
      <text:p text:style-name="P7">Name (ftp.intel.com:etryfly): ftp</text:p>
      <text:p text:style-name="P7">331 Anonymous access allowed, send identity (e-mail name) as password.</text:p>
      <text:p text:style-name="P7">Password:</text:p>
      <text:p text:style-name="P7">230-Welcome to ftp.intel.com!</text:p>
      <text:p text:style-name="P7"><text:s text:c="4"/></text:p>
      <text:p text:style-name="P7"><text:s text:c="7"/>To review known or common issues with command line FTP or</text:p>
      <text:p text:style-name="P7"><text:s text:c="7"/>web browsers and guides on how to upload or download files,</text:p>
      <text:p text:style-name="P7"><text:s text:c="7"/>please point your Web browser to:</text:p>
      <text:p text:style-name="P7"><text:s text:c="7"/>ftp://ftp.intel.com/UserTroubleshooting.htm</text:p>
      <text:p text:style-name="P7"><text:s text:c="4"/></text:p>
      <text:p text:style-name="P7"><text:s text:c="7"/>Please expect errors when using GUI FTP Client tools for viewing,</text:p>
      <text:p text:style-name="P7"><text:s text:c="7"/>downloading, or uploading files in each of the "incoming" and</text:p>
      <text:p text:style-name="P7"><text:s text:c="7"/>"outgoing" folders.</text:p>
      <text:p text:style-name="P7"><text:s text:c="4"/></text:p>
      <text:p text:style-name="P7"><text:s text:c="7"/>Passive Data Connections on your FTP client must be enabled. Some</text:p>
      <text:p text:style-name="P7"><text:s text:c="7"/>command line tools, such as the Microsoft FTP.exe DOS client are </text:p>
      <text:p text:style-name="P7"><text:s text:c="7"/>known not to have this feature; therefore, will not work with this</text:p>
      <text:p text:style-name="P7"><text:s text:c="7"/>service.</text:p>
      <text:p text:style-name="P7"><text:s text:c="4"/></text:p>
      <text:p text:style-name="P7"><text:s text:c="7"/>More information about issues you may see can be reviewed in the</text:p>
      <text:p text:style-name="P7"><text:s text:c="7"/>link above.</text:p>
      <text:p text:style-name="P7"><text:s text:c="4"/></text:p>
      <text:p text:style-name="P7"><text:s text:c="7"/>For issues or problems with this FTP Service, please send mail to</text:p>
      <text:p text:style-name="P7"><text:s text:c="5"/></text:p>
      <text:p text:style-name="P7"><text:s text:c="11"/>B2b.tech.support@intel.com</text:p>
      <text:p text:style-name="P7"><text:soft-page-break/><text:s text:c="4"/></text:p>
      <text:p text:style-name="P7"><text:s text:c="7"/>For Intel product questions/comments/requests, please send mail to</text:p>
      <text:p text:style-name="P7"><text:s text:c="5"/></text:p>
      <text:p text:style-name="P7"><text:s text:c="11"/>FileTransferEngagements@intel.com</text:p>
      <text:p text:style-name="P7"><text:s text:c="5"/></text:p>
      <text:p text:style-name="P7"><text:s text:c="6"/>*************** PLEASE READ *************************</text:p>
      <text:p text:style-name="P7"><text:s text:c="5"/></text:p>
      <text:p text:style-name="P7"><text:s text:c="6"/>NOTICE TO USERS</text:p>
      <text:p text:style-name="P7"><text:s text:c="5"/></text:p>
      <text:p text:style-name="P7"><text:s text:c="6"/>This is a private computer system and is the property of Intel</text:p>
      <text:p text:style-name="P7"><text:s text:c="6"/>Corporation. <text:s/>It is for authorized use only. <text:s/>Users (authorized</text:p>
      <text:p text:style-name="P7"><text:s text:c="6"/>or unauthorized) have no explicit or implicit expectation of </text:p>
      <text:p text:style-name="P7"><text:s text:c="6"/>privacy.</text:p>
      <text:p text:style-name="P7"><text:s text:c="5"/></text:p>
      <text:p text:style-name="P7"><text:s text:c="6"/>Any or all uses of this system and all files on this system may be </text:p>
      <text:p text:style-name="P7"><text:s text:c="6"/>intercepted, monitored, recorded, copied, audited, inspected, and </text:p>
      <text:p text:style-name="P7"><text:s text:c="6"/>disclosed to authorized site, Intel Corporation, and law enforcement</text:p>
      <text:p text:style-name="P7"><text:s text:c="6"/>personnel, as well as authorized officials of other agencies. <text:s/>By</text:p>
      <text:p text:style-name="P7"><text:s text:c="6"/>using this system, the user consents to such <text:s/>interception,</text:p>
      <text:p text:style-name="P7"><text:s text:c="6"/>monitoring, recording, copying, auditing, inspection, and </text:p>
      <text:p text:style-name="P7"><text:s text:c="6"/>disclosure at the discretion of authorized site or Intel</text:p>
      <text:p text:style-name="P7"><text:s text:c="6"/>Corporation personnel.</text:p>
      <text:p text:style-name="P7"><text:s text:c="5"/></text:p>
      <text:p text:style-name="P7"><text:s text:c="6"/>Unauthorized or improper use of this system may result in</text:p>
      <text:p text:style-name="P7"><text:s text:c="6"/>administrative disciplinary action and civil and criminal</text:p>
      <text:p text:style-name="P7"><text:s text:c="6"/>penalties. By continuing to use this system you indicate your</text:p>
      <text:p text:style-name="P7"><text:s text:c="6"/>awareness of and consent to these terms and conditions of use.</text:p>
      <text:p text:style-name="P7"><text:s text:c="6"/>LOG OFF IMMEDIATELY if you do not agree to the conditions stated</text:p>
      <text:p text:style-name="P7"><text:s text:c="6"/>in this warning.</text:p>
      <text:p text:style-name="P7"><text:s text:c="5"/></text:p>
      <text:p text:style-name="P7"><text:s text:c="6"/>Please note that external users will only be able to </text:p>
      <text:p text:style-name="P7"><text:s text:c="6"/>download files from the /pub/outgoing area, and upload files </text:p>
      <text:p text:style-name="P7"><text:s text:c="6"/>to the /pub/incoming areas in the public exchange areas.</text:p>
      <text:p text:style-name="P7"><text:s text:c="6"/>Intel users will only be able to download files from the </text:p>
      <text:p text:style-name="P7"><text:s text:c="6"/>/pub/incoming directory, and upload to /pub/outgoing.</text:p>
      <text:p text:style-name="P7"><text:s text:c="5"/></text:p>
      <text:p text:style-name="P7"><text:s text:c="6"/>************************************************************</text:p>
      <text:p text:style-name="P7"><text:s text:c="6"/>*** Please encrypt and compress all files before <text:s text:c="8"/>***</text:p>
      <text:p text:style-name="P7"><text:s text:c="6"/>*** uploading them to the server. <text:s text:c="23"/>***</text:p>
      <text:p text:style-name="P7"><text:s text:c="6"/>************************************************************</text:p>
      <text:p text:style-name="P7"><text:s text:c="5"/></text:p>
      <text:p text:style-name="P7"><text:s text:c="4"/>***************************************************************</text:p>
      <text:p text:style-name="P7"><text:s text:c="4"/></text:p>
      <text:p text:style-name="P7"><text:s text:c="4"/>User Documentation:</text:p>
      <text:p text:style-name="P7"><text:s text:c="4"/>Please note that if you are an Intel employee, you will be</text:p>
      <text:p text:style-name="P7"><text:s text:c="4"/>unable to use your normal Intel user account to connect to this</text:p>
      <text:p text:style-name="P7"><text:s text:c="4"/>server. This is intentional.</text:p>
      <text:p text:style-name="P7"><text:s text:c="4"/></text:p>
      <text:p text:style-name="P7"><text:s text:c="4"/>Security Policies:</text:p>
      <text:p text:style-name="P7"><text:s text:c="4"/>The /pub/incoming &amp; /pub/outgoing directories are set up to </text:p>
      <text:p text:style-name="P7"><text:s text:c="4"/>automatically purge data uploaded once a file becomes older than</text:p>
      <text:p text:style-name="P7"><text:s text:c="4"/>24 hours. Auto file deletion after 24 hours is required by</text:p>
      <text:p text:style-name="P7"><text:s text:c="4"/>Corporate Information Security policy and cannot be changed.</text:p>
      <text:p text:style-name="P7"><text:s text:c="4"/></text:p>
      <text:p text:style-name="P7"><text:s text:c="4"/>File names may only contain letters, numbers, periods, dashes</text:p>
      <text:p text:style-name="P7"><text:s text:c="4"/>and underbars.</text:p>
      <text:p text:style-name="P7"><text:s text:c="4"/></text:p>
      <text:p text:style-name="P7"><text:s text:c="4"/>System Policy:</text:p>
      <text:p text:style-name="P7"><text:s text:c="4"/>The file size limitation of 100MB.</text:p>
      <text:p text:style-name="P7"><text:s text:c="4"/></text:p>
      <text:p text:style-name="P7"><text:s text:c="4"/>System Support:</text:p>
      <text:p text:style-name="P7"><text:s text:c="4"/>ftp.intel.com is supported Mon-Fri, 8am-5pm Pacific Time.</text:p>
      <text:p text:style-name="P7"><text:s text:c="4"/>Please send e-mail to b2b.tech.support@intel.com if you have issues.</text:p>
      <text:p text:style-name="P7"><text:s text:c="4"/></text:p>
      <text:p text:style-name="P7"><text:s text:c="4"/>***************************************************************</text:p>
      <text:p text:style-name="P7">230 User logged in.</text:p>
      <text:p text:style-name="P7">Remote system type is Windows_NT.</text:p>
      <text:p text:style-name="P7">ftp&gt; passive</text:p>
      <text:p text:style-name="P7">Passive mode on.</text:p>
      <text:p text:style-name="P7">ftp&gt; ls</text:p>
      <text:p text:style-name="P7">227 Entering Passive Mode (192,198,164,82,141,93).</text:p>
      <text:p text:style-name="P7">125 Data connection already open; Transfer starting.</text:p>
      <text:p text:style-name="P7"><text:soft-page-break/>-rwxrwxrwx <text:s text:c="2"/>1 owner <text:s text:c="3"/>group <text:s text:c="10"/>20284 Aug 18 <text:s/>2014 ExternalUserGuides.htm</text:p>
      <text:p text:style-name="P7">-rwxrwxrwx <text:s text:c="2"/>1 owner <text:s text:c="3"/>group <text:s text:c="10"/>21366 Aug 18 <text:s/>2014 IntelUserGuides.htm</text:p>
      <text:p text:style-name="P7">-rwxrwxrwx <text:s text:c="2"/>1 owner <text:s text:c="3"/>group <text:s text:c="11"/>3050 Aug 18 <text:s/>2014 readme.txt</text:p>
      <text:p text:style-name="P7">-rwxrwxrwx <text:s text:c="2"/>1 owner <text:s text:c="3"/>group <text:s text:c="10"/>27912 Aug 18 <text:s/>2014 UserTroubleshooting.htm</text:p>
      <text:p text:style-name="P7">drwxrwxrwx <text:s text:c="2"/>1 owner <text:s text:c="3"/>group <text:s text:c="14"/>0 Jan 21 <text:s/>2011 images</text:p>
      <text:p text:style-name="P7">drwxrwxrwx <text:s text:c="2"/>1 owner <text:s text:c="3"/>group <text:s text:c="14"/>0 May 10 19:28 Pub</text:p>
      <text:p text:style-name="P7">226 Transfer complete.</text:p>
      <text:p text:style-name="P7">ftp&gt; cd images</text:p>
      <text:p text:style-name="P7">250 CWD command successful.</text:p>
      <text:p text:style-name="P7">ftp&gt; ls</text:p>
      <text:p text:style-name="P7">227 Entering Passive Mode (192,198,164,82,141,92).</text:p>
      <text:p text:style-name="P7">125 Data connection already open; Transfer starting.</text:p>
      <text:p text:style-name="P7">-rwxrwxrwx <text:s text:c="2"/>1 owner <text:s text:c="3"/>group <text:s text:c="10"/>20639 Oct 19 <text:s/>2010 UserTroubleshootingPic1.JPG</text:p>
      <text:p text:style-name="P7">-rwxrwxrwx <text:s text:c="2"/>1 owner <text:s text:c="3"/>group <text:s text:c="10"/>20638 Oct 19 <text:s/>2010 UserTroubleshootingPic2.JPG</text:p>
      <text:p text:style-name="P7">-rwxrwxrwx <text:s text:c="2"/>1 owner <text:s text:c="3"/>group <text:s text:c="12"/>165 Oct 19 <text:s/>2010 UserTroubleshootingPic3.png</text:p>
      <text:p text:style-name="P7">226 Transfer complete. </text:p>
      <text:p text:style-name="P7">ftp&gt; get UserTroubleshootingPic3.png</text:p>
      <text:p text:style-name="P7">local: UserTroubleshootingPic3.png remote: UserTroubleshootingPic3.png</text:p>
      <text:p text:style-name="P7">227 Entering Passive Mode (192,198,164,82,141,96).</text:p>
      <text:p text:style-name="P7">125 Data connection already open; Transfer starting.</text:p>
      <text:p text:style-name="P7">WARNING! 3 bare linefeeds received in ASCII mode</text:p>
      <text:p text:style-name="P7">File may not have transferred correctly.</text:p>
      <text:p text:style-name="P7">226 Transfer complete.</text:p>
      <text:p text:style-name="P7">165 bytes received in 0.31 secs (0.5257 kB/s)</text:p>
      <text:p text:style-name="P7">ftp&gt; exit</text:p>
      <text:p text:style-name="P7">221 Thank you for using the service.</text:p>
      <text:p text:style-name="P9">etryfly@etryfly:~/Документы/Лабы/lab3\$ ls</text:p>
      <text:p text:style-name="P50">l03-2018.pdf <text:s/>labs <text:s/>UserTroubleshootingPic3.png</text:p>
      <text:p text:style-name="P8">etryfly@etryfly:~/Документы/Лабы/lab3\$ <text:span text:style-name="T23">rm -rd /labs</text:span></text:p>
      <text:p text:style-name="P9"><text:a xlink:type="simple" xlink:href="mailto:etryfly@etryfly" text:style-name="Internet_20_link" text:visited-style-name="Visited_20_Internet_20_Link">etryfly@etryfly</text:a>:~/Документы/Лабы/lab3\$ <text:span text:style-name="T24">mkdir labs</text:span></text:p>
      <text:p text:style-name="P9"><text:a xlink:type="simple" xlink:href="mailto:etryfly@etryfly" text:style-name="Internet_20_link" text:visited-style-name="Visited_20_Internet_20_Link">etryfly@etryfly</text:a>:~/Документы/Лабы/lab3\$ <text:span text:style-name="T24">cd labs</text:span></text:p>
      <text:p text:style-name="P29"><text:span text:style-name="T27">etryfly@etryfly:</text:span> ssh 1880<text:span text:style-name="T24">25</text:span>@<text:span text:style-name="T24">192.168.2.200</text:span> 'tar -cf - ./labs' | tar -xf -</text:p>
      <text:p text:style-name="P28"><text:span text:style-name="T25">1880</text:span><text:span text:style-name="T26">25</text:span><text:span text:style-name="T25">@</text:span><text:span text:style-name="T26">192.168.2.200</text:span><text:span text:style-name="T25">'s password:</text:span> </text:p>
      <text:p text:style-name="P9">etryfly@etryfly:~/Документы/Лабы/lab3\$ l<text:span text:style-name="T24">s labs</text:span></text:p>
      <text:p text:style-name="P5">l07-2011.djvu <text:s text:c="3"/>l1112-2011.djvu <text:s text:c="8"/>labs</text:p>
      <text:p text:style-name="P5">l02-2011.djvu <text:s text:c="2"/>l08-2011.djvu <text:s text:c="3"/>l13-2011.djvu <text:s text:c="10"/>labs.tar</text:p>
      <text:p text:style-name="P5">l03-2011.djvu <text:s text:c="2"/>l09-2011.djvu <text:s text:c="3"/>l14-2011.djvu <text:s text:c="10"/>markov.zip</text:p>
      <text:p text:style-name="P5">l05-2011.djvu <text:s text:c="2"/>l10-2011.djvu <text:s text:c="3"/>l15-2011.djvu</text:p>
      <text:p text:style-name="P5">l06-2011.djvu <text:s text:c="2"/>l10-2011VS.djvu <text:s/>labla2010__kopia_2.pdf</text:p>
      <text:p text:style-name="P28"/>
      <text:p text:style-name="P10"/>
      <text:p text:style-name="P25"/>
      <text:list xml:id="list181828257979737" text:continue-numbering="true" text:style-name="WWNum1">
        <text:list-item>
          <text:p text:style-name="P43"><text:span text:style-name="T17">Дневник отладки</text:span><text:span text:style-name="T5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26">№</text:p>
          </table:table-cell>
          <table:table-cell table:style-name="Таблица2.A1" office:value-type="string">
            <text:p text:style-name="P26">Лаб.</text:p>
            <text:p text:style-name="P26">или</text:p>
            <text:p text:style-name="P26">дом.</text:p>
          </table:table-cell>
          <table:table-cell table:style-name="Таблица2.A1" office:value-type="string">
            <text:p text:style-name="P26">Дата</text:p>
          </table:table-cell>
          <table:table-cell table:style-name="Таблица2.A1" office:value-type="string">
            <text:p text:style-name="P26">Время</text:p>
          </table:table-cell>
          <table:table-cell table:style-name="Таблица2.A1" office:value-type="string">
            <text:p text:style-name="P26">Событие</text:p>
          </table:table-cell>
          <table:table-cell table:style-name="Таблица2.A1" office:value-type="string">
            <text:p text:style-name="P26">Действие по исправлению</text:p>
          </table:table-cell>
          <table:table-cell table:style-name="Таблица2.A1" office:value-type="string">
            <text:p text:style-name="P26">Примечание</text:p>
          </table:table-cell>
        </table:table-row>
        <table:table-row table:style-name="Таблица2.1">
          <table:table-cell table:style-name="Таблица2.A1" office:value-type="string">
            <text:p text:style-name="P19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><text:soft-page-break/>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</table:table-cell>
          <table:table-cell table:style-name="Таблица2.A1" office:value-type="string">
            <text:p text:style-name="P19"/>
          </table:table-cell>
          <table:table-cell table:style-name="Таблица2.A1" office:value-type="string">
            <text:p text:style-name="P19"/>
          </table:table-cell>
          <table:table-cell table:style-name="Таблица2.A1" office:value-type="string">
            <text:p text:style-name="P19"/>
          </table:table-cell>
          <table:table-cell table:style-name="Таблица2.A1" office:value-type="string">
            <text:p text:style-name="P19"/>
          </table:table-cell>
          <table:table-cell table:style-name="Таблица2.A1" office:value-type="string">
            <text:p text:style-name="P18"/>
          </table:table-cell>
          <table:table-cell table:style-name="Таблица2.A1" office:value-type="string">
            <text:p text:style-name="P18"/>
          </table:table-cell>
        </table:table-row>
      </table:table>
      <text:p text:style-name="P18"/>
      <text:list xml:id="list181828896064141" text:continue-numbering="true" text:style-name="WWNum1">
        <text:list-item>
          <text:p text:style-name="P40"><text:span text:style-name="T5">Замечание автора по существу работы </text:span><text:span text:style-name="T8">Замечаний нет</text:span></text:p>
        </text:list-item>
      </text:list>
      <text:p text:style-name="P34"/>
      <text:list xml:id="list181829185409432" text:continue-numbering="true" text:style-name="WWNum1">
        <text:list-item>
          <text:p text:style-name="P40"><text:span text:style-name="T5">Выводы <text:s/></text:span><text:span text:style-name="T6"><text:tab/></text:span><text:span text:style-name="T8">В ходе работы научился работать с </text:span><text:span text:style-name="T11">удаленной машиной, передавать файлы между компьютерами, работать с ftp, архивировать файлы.</text:span></text:p>
        </text:list-item>
      </text:list>
      <text:p text:style-name="P39"/>
      <text:p text:style-name="P34"/>
      <text:p text:style-name="P31"><text:span text:style-name="T5">Недочеты, допущенные при выполнении задания, могут быть устранены следующим образом </text:span><text:span text:style-name="T6"><text:tab/></text:span></text:p>
      <text:p text:style-name="P31"><text:span text:style-name="T9">Недочетов не допущено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34"/>
      <text:p text:style-name="P38"><text:span text:style-name="T5">Подпись студента </text:span><text:span text:style-name="T6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" svg:font-family="'Times new'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ru" fo:country="RU" style:font-name-asian="Tahoma1" style:font-family-asian="Tahoma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ocumentMap" style:family="paragraph" style:default-outline-level="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1pt" fo:language="ru" fo:country="RU" style:font-name-asian="Tahoma1" style:font-family-asian="Tahoma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Tahoma" fo:font-family="Tahoma" style:font-family-generic="roman" style:font-pitch="variable" fo:font-size="8pt" fo:language="ru" fo:country="RU" style:font-size-asian="8pt" style:language-asian="ru" style:country-asian="RU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align="start" style:justify-single-word="false" fo:orphans="2" fo:widows="2" fo:text-indent="0cm" style:auto-text-indent="false" style:vertical-align="auto"/>
      <style:text-properties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0pt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643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Гость</meta:initial-creator>
    <meta:creation-date>2007-09-10T22:08:00</meta:creation-date>
    <dc:date>2018-09-28T18:18:27.233471321</dc:date>
    <meta:print-date>2006-09-06T14:56:00</meta:print-date>
    <meta:editing-cycles>15</meta:editing-cycles>
    <meta:editing-duration>PT48M57S</meta:editing-duration>
    <meta:generator>LibreOffice/5.2.7.2$Linux_X86_64 LibreOffice_project/20m0$Build-2</meta:generator>
    <meta:document-statistic meta:table-count="2" meta:image-count="1" meta:object-count="0" meta:page-count="8" meta:paragraph-count="386" meta:word-count="1851" meta:character-count="19196" meta:non-whitespace-character-count="14197"/>
    <meta:user-defined meta:name="Operator">comp</meta:user-defined>
  </office:meta>
</office:document-meta>
</file>